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text-underline-style="none"/>
    </style:style>
    <style:style style:name="P3" style:family="paragraph" style:parent-style-name="Standard">
      <style:text-properties style:text-underline-style="none"/>
    </style:style>
    <style:style style:name="P4" style:family="paragraph" style:parent-style-name="Standard">
      <style:text-properties style:text-underline-style="none"/>
    </style:style>
    <style:style style:name="P5" style:family="paragraph" style:parent-style-name="Standard">
      <style:paragraph-properties fo:break-before="page"/>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 d'un signe de tête lorsque Gamaliel l'informa qu'il allait chercher de quoi transporter le reste de son repas avant de se jeter dans le fond de son siège, regard braqué vers le plafond, sentant qu'il atteindrait bientôt ses limites s'ils ne débarrassaient pas rapidement le plancher. Fort heureusement pour lui, son compère revint rapidement et lui intima de le suivre, exauçant ainsi son vœu. </text:span></text:p>
      <text:p text:style-name="P3"/>
      <text:p text:style-name="P3">-Avec plaisir.</text:p>
      <text:p text:style-name="P3"/>
      <text:p text:style-name="P3">Le fin sourire qui se dessinait désormais sur le visage d'Edward traduisait le soulagement qu'il ressentait à l'idée qu'il serait bientôt dehors. Se levant à son tour, il emboîta le pas de Gamaliel et ils se dirigèrent vers la sortie, ce dernier déposant son plateau sur un chariot au passage. Pour le coup, le garçon aux cheveux d'or avait une idée relativement précise de là où il voulait aller : A l'extérieur, dans un espace vert qui se situait au sein de l'université et qui était généralement tranquille. Voyant que son compagnon du jour ne savait pas très bien vers où il dirigeait ses pas, il prit les devants et lui indiqua une porte qui menait vers le dehors d'un signe du menton. Les deux acolytes traversèrent ainsi quelques couloirs pour se retrouver à l'endroit qu'Edward avait en tête. Celui-ci alla s'installer à l'ombre d'un arbre, adossé contre son tronc et inspira une goulée d'air frais qui lui fit un bien fou.</text:p>
      <text:p text:style-name="P3"/>
      <text:p text:style-name="P3">-Ça te va si on se met ici ? J'ai encore une bonne heure avant de reprendre les cours, et toi ? Alors comme ça, ça se voit tant que ça que j'ai des problèmes d'attention ?</text:p>
      <text:p text:style-name="P3"/>
      <text:p text:style-name="P3">Il lâcha un petit rire joyeux et franc, quoique fugace, signe qu'il commençait à se sentir un peu plus à l'aise. Le coin où il avait emmené Gamaliel était une petite cour coincée entre deux bâtiments de l'université avec un grand carré d'herbe au milieu duquel trônait un saule pleureur, le tout agrémenté de quelques bancs et quelques buissons. Apparemment peu de gens connaissaient cet endroit puisque l'adolescent se retrouvait très souvent seul lorsqu'il y allait. C'était pour cette raison en particulier qu'il avait choisi cet endroit, pratiquement dépourvu de distractions.</text:p>
      <text:p text:style-name="P2">Gamaliel approuva la localisation et les deux garçons s'installèrent donc dans ce carré d'herbe qui avait un petit côté salvateur après l'agitation de la cafétéria. Même s'il était plus ou moins immunisé contre la foule, capable de se plonger dans un état d'ataraxie pratiquement à la demande -parfois involontairement même, Edward savait que l'effervescence ambiante n'était pas une bonne chose pour sa situation sociale, mettant à mal son esprit désorganisé et lui donnant toutes les peines du monde à converser avec quiconque. Aussi le brin de tranquillité que leur offrait cet endroit était plus que bienvenu. Cela lui permettrait d'en apprendre un peu plus sur ce garçon aux cheveux noirs qui était venu à lui, et qui sait, peut-être parviendrait-il lui même à participer à la conversation ?</text:p>
      <text:p text:style-name="P3"/>
      <text:p text:style-name="P3">La bonne nouvelle c'était qu'a priori, Gamaliel avait au moins autant de temps que lui. Il était plus que probable que les deux compères ne consomment pas tout le temps qui leur était disponible, mais au moins ils pourraient discuter un peu. C'est d'ailleurs ce que le peintre en herbe s'empressa de faire en répondant à sa question semi rhétorique par une autre question, soulignant au passage un fait qui tira un sourire en coin à Edward. Effectivement, il fallait lui prêter attention pour se rendre compte de sa différence. C'était l'une des raisons pour lesquelles le garçon n'était pas du genre avenant et qu'il restait souvent en retrait par rapport aux autres. S'ils ne le connaissaient pas, il n'était à leurs yeux qu'un autre gars timide. Cela lui allait bien.</text:p>
      <text:p text:style-name="P3"/>
      <text:p text:style-name="P3">La question de Gamaliel provoqua un petit rire chez le blondin, alors qu'il se demandait si ce dernier pourrait vraiment comprendre ce qu'il ressentait par moment. Ce picotement qui lui parcourait l'échine, lui hurlant de regarder ailleurs, de penser à autre chose. Et de manière contradictoire, sa capacité à se concentrer sur le plus petit détail, pendant un moment éphémère mais suffisant pour briser son attention. Ce sentiment qu'il avait que rien n'était important, qu'il y avait toujours quelque chose de plus intéressant à regarder. Que ses pensées étaient un flux continu qu'il ne fallait pas figer telle une image sur du papier photo, mais laisser suivre son cours, comme il était précisément en train de le faire à l'instant, son esprit s'égarant, se détachant petit à petit de la conversation qu'il était supposé tenir. Edward parvint dans un éclair de lucidité à se rappeler que Gamaliel lui avait posé une question et, après plusieurs secondes sans réaction finit par lui répondre.</text:p>
      <text:p text:style-name="P3"/>
      <text:p text:style-name="P3">-J'étudie le droit. C'est clairement pas facile tous les jours, mais à force on s'y fait. Je compense comme je peux à la maison. C'est pas comme si j'avais beaucoup d'autres choses à faire. Et toi, tu fais quoi ? C'est sur quoi ton mémoire ? Pas sur la critique culinaire j'espère parce que t'avais pas l'air très fort...</text:p>
      <text:p text:style-name="P3"/>
      <text:p text:style-name="P3">Non, il n'y avait aucun moyen pour que Gamaliel comprenne ce qu'il se passait dans sa tête. Si seulement lui-même pouvait y arriver, ce serait déjà un miracle.</text:p>
      <text:p text:style-name="P2">Comme si le brin d'air frais procuré par le carré d'herbe qu'ils avaient rejoint avait déjà eu un effet sur les deux adolescents, l'atmosphère un peu gênante qui s'était instaurée entre eux semblait petit à petit laisser sa place à une ambiance beaucoup plus décontractée, presque complice. Le mot était probablement un peu fort au vu de la situation, mais pour Edward, cette conversation était déjà allée bien plus loin qu'une grande majorité de ses interactions sociales. Les deux compères avaient pour l'instant réussi à trouver un équilibre entre la patience de Gamaliel et ses propres efforts de concentration pour maintenir à flots une discussion pourtant bien mal engagée.</text:p>
      <text:p text:style-name="P3"/>
      <text:p text:style-name="P3">Son compagnon du jour ne sembla pas se formaliser de sa petite pique humoristique. Au contraire, il en rajouta même une couche en se défendant, arguant qu'une critique sans préparation préalable n'était pas chose aisée. Edward n'eut d'autre choix que d'y convenir, inclinant légèrement la tête sur le côté en souriant et en fermant brièvement les yeux.</text:p>
      <text:p text:style-name="P3"/>
      <text:p text:style-name="P3">-C'est pas faux...</text:p>
      <text:p text:style-name="P3"/>
      <text:p text:style-name="P3">Gamaliel ne sembla pas vouloir insister sur les problèmes de concentration du blondin, ce qui lui allait parfaitement. Ce n'était pas un sujet de conversation qu'il affectionnait particulièrement, les questions qu'on lui posait à son propos étant souvent embarrassantes. D'une part parce qu'il était extrêmement difficile pour Edward d'expliquer comment sa maladie l'affectait, ce à quoi il pensait ou ce qu'il ressentait, d'autre part parce que ces interrogations débouchaient régulièrement sur son obsession de l'équilibre et les tocs qui en découlaient, et qu'en parler lui donner l'impression de s'ouvrir bien plus qu'il ne le souhaitait à l'autre, de le laisser entrer dans un espace personnel que non seulement il ne comprendrait pas, mais qui ne le concernait pas non plus. </text:p>
      <text:p text:style-name="P3"/>
      <text:p text:style-name="P3">Heureusement pour son petit jardin secret, le garçon aux cheveux noirs préféra axer la discussion sur sa question concernant le sujet de son mémoire. Sa réponse perturba cependant beaucoup le blondin. Il faisait des études en... études ? Reprenant ses mauvaises habitudes, Edward se focalisa sur la première partie de la phrase, qui lui posait soucis, en occultant tout le reste des explications qui lui aurait permis d'en comprendre un peu plus. Au lieu de cela, il bloqua son cerveau sur ce bout d'énoncé sans queue ni tête. Des études en études... C'était assez original comme dénomination. C'était un peu comme prendre des cours pour apprendre à en donner. En regardant -à défaut d'écouter- Gamaliel parler, l'adolescent songea qu'il avait tout à <text:s/>fait le profil à étudier la pédagogie, ou plus simplement dit à devenir professeur. Il semblait plutôt à l'aise à l'oral, avait l'air de savoir donner des explications et avait déjà prouvé aujourd'hui qu'il était plutôt patient. </text:p>
      <text:p text:style-name="P3"/>
      <text:p text:style-name="P3">-...et, par proxy, dans la société.</text:p>
      <text:p text:style-name="P3"/>
      <text:p text:style-name="P3">Oupsi... En remarquant que le silence s'était à nouveau installé entre eux, Edward grimaça intérieurement. Ses pensées sur la sémantique de la discipline de Gamaliel avaient duré tout le temps de ses explications, auxquelles il n'avaient par conséquent rien suivi. Ce dernier attendait désormais sûrement une réponse de sa part, ou a minima une réaction. Le garçon aux yeux de jade n'eut pas d'autre choix que de répondre quelque chose de passe partout, extrêmement orienté par ses précédentes divagations. </text:p>
      <text:p text:style-name="P3"/>
      <text:p text:style-name="P3">-Oh, d'accord... Et c'est pour faire quoi ensuite ?</text:p>
      <text:p text:style-name="P3"/>
      <text:p text:style-name="P3">En espérant bien sûr que le court délai avant sa réponse ne le trahisse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3-06T13:34:21.68</dc:date>
    <meta:editing-duration>PT11H51M26S</meta:editing-duration>
    <meta:editing-cycles>637</meta:editing-cycles>
    <meta:generator>OpenOffice/4.1.3$Win32 OpenOffice.org_project/413m1$Build-9783</meta:generator>
    <meta:document-statistic meta:table-count="0" meta:image-count="0" meta:object-count="0" meta:page-count="7" meta:paragraph-count="38" meta:word-count="3587" meta:character-count="21585"/>
  </office:meta>
</office:document-meta>
</file>